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02in"/>
    </style:style>
    <style:style style:name="co3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lay</text:p>
          </table:table-cell>
          <table:table-cell office:value-type="string">
            <text:p>1 day = 151600000 milliseconds</text:p>
          </table:table-cell>
          <table:table-cell office:value-type="string">
            <text:p>1 da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rightNow</text:p>
          </table:table-cell>
          <table:table-cell office:value-type="string">
            <text:p>current date/time</text:p>
          </table:table-cell>
          <table:table-cell table:style-name="ce3" office:value-type="date" office:date-value="2018-03-07T19:43:00">
            <text:p>03/07/18 19:43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2">
          <table:table-cell/>
          <table:table-cell office:value-type="string">
            <text:p>preNow</text:p>
          </table:table-cell>
          <table:table-cell office:value-type="string">
            <text:p>today – pre-midnigh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w</text:p>
          </table:table-cell>
          <table:table-cell office:value-type="string">
            <text:p>date -&gt; today / pre-mid</text:p>
          </table:table-cell>
          <table:table-cell table:style-name="ce3" office:value-type="date" office:date-value="2018-03-07">
            <text:p>03/07/18 00: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preThen</text:p>
          </table:table-cell>
          <table:table-cell office:value-type="string">
            <text:p>target date/ti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n</text:p>
          </table:table-cell>
          <table:table-cell office:value-type="string">
            <text:p>date -&gt; target / pre-mid</text:p>
          </table:table-cell>
          <table:table-cell table:style-name="ce3" office:value-type="date" office:date-value="2018-03-09">
            <text:p>03/09/18 00: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newThen</text:p>
          </table:table-cell>
          <table:table-cell office:value-type="string">
            <text:p>then – delay = new target date (target – delay)</text:p>
          </table:table-cell>
          <table:table-cell table:style-name="ce3" office:value-type="date" office:date-value="2018-03-08">
            <text:p>03/08/18 00:00</text:p>
          </table:table-cell>
          <table:table-cell table:style-name="ce1" office:value-type="string">
            <text:p>tomorrow (tonight's midnight)</text:p>
          </table:table-cell>
        </table:table-row>
        <table:table-row table:style-name="ro3">
          <table:table-cell/>
          <table:table-cell table:style-name="ce1" office:value-type="string">
            <text:p>between</text:p>
          </table:table-cell>
          <table:table-cell table:style-name="ce2" office:value-type="string">
            <text:p>milliseconds between tonight's midnight and last night's midnight converted to number of days.</text:p>
          </table:table-cell>
          <table:table-cell table:style-name="ce1" office:value-type="string">
            <text:p>…, -1, 0, 1, ..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3/08/2018</text:date>, <text:time>01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D Commiskey</meta:initial-creator>
    <meta:creation-date>2018-03-07T19:41:24.15</meta:creation-date>
    <dc:date>2018-03-08T01:31:59.04</dc:date>
    <dc:creator>Keith D Commiskey</dc:creator>
    <meta:editing-duration>PT5H20M13S</meta:editing-duration>
    <meta:editing-cycles>1</meta:editing-cycles>
    <meta:document-statistic meta:table-count="3" meta:cell-count="23" meta:object-count="0"/>
    <meta:generator>OpenOffice/4.1.3$Win32 OpenOffice.org_project/413m1$Build-9783</meta:generator>
  </office:meta>
</office:document-meta>
</file>